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P1" style:family="paragraph" style:parent-style-name="Darktable_20_caption">
      <style:text-properties fo:font-size="8pt" style:font-size-asian="8pt" style:font-size-complex="8pt"/>
    </style:style>
    <style:style style:name="P2" style:family="paragraph" style:parent-style-name="Darktable_20_caption">
      <style:paragraph-properties text:number-lines="false" text:line-number="0"/>
    </style:style>
    <style:style style:name="P3" style:family="paragraph" style:parent-style-name="Text_20_body">
      <style:text-properties fo:font-weight="normal" style:font-weight-asian="normal" style:font-weight-complex="normal"/>
    </style:style>
    <style:style style:name="P4" style:family="paragraph" style:parent-style-name="Darktable_20_text">
      <style:text-properties fo:font-weight="normal" style:font-weight-asian="normal" style:font-weight-complex="normal"/>
    </style:style>
    <style:style style:name="P5" style:family="paragraph" style:parent-style-name="Darktable_20_text">
      <style:paragraph-properties fo:margin-top="0mm" fo:margin-bottom="2.12mm"/>
    </style:style>
    <style:style style:name="P6" style:family="paragraph" style:parent-style-name="Darktable_20_text">
      <style:text-properties fo:font-style="normal" fo:font-weight="normal" style:font-style-asian="normal" style:font-weight-asian="normal" style:font-style-complex="normal" style:font-weight-complex="normal"/>
    </style:style>
    <style:style style:name="P7" style:family="paragraph" style:parent-style-name="Darktable_20_text">
      <style:text-properties fo:font-size="11pt" fo:font-weight="normal" style:font-weight-asian="normal" style:font-weight-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Darktable_20_text">
      <style:paragraph-properties fo:text-align="center" style:justify-single-word="false"/>
      <style:text-properties style:font-name="Courier New" fo:font-style="normal" style:font-style-asian="normal" style:font-style-complex="normal"/>
    </style:style>
    <style:style style:name="P10" style:family="paragraph" style:parent-style-name="Darktable_20_text">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Darktable_20_caption">
      <style:paragraph-properties text:number-lines="false" text:line-number="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text-properties fo:font-weight="normal" style:font-weight-asian="normal" style:font-weight-complex="normal"/>
    </style:style>
    <style:style style:name="P16" style:family="paragraph" style:parent-style-name="Darktable_20_text">
      <style:paragraph-properties fo:text-align="center" style:justify-single-word="false"/>
      <style:text-properties style:font-name="Courier New"/>
    </style:style>
    <style:style style:name="P17" style:family="paragraph" style:parent-style-name="Darktable_20_text">
      <style:text-properties fo:font-style="normal" style:font-style-asian="normal" style:font-style-complex="normal"/>
    </style:style>
    <style:style style:name="P18" style:family="paragraph" style:parent-style-name="Darktable_20_text">
      <style:paragraph-properties fo:margin-top="0mm" fo:margin-bottom="2.12mm"/>
    </style:style>
    <style:style style:name="P19" style:family="paragraph" style:parent-style-name="Table_20_Contents">
      <style:text-properties fo:font-size="11pt"/>
    </style:style>
    <style:style style:name="P20" style:family="paragraph" style:parent-style-name="Figure">
      <style:paragraph-properties fo:text-align="center" style:justify-single-word="false"/>
    </style:style>
    <style:style style:name="P21" style:family="paragraph" style:parent-style-name="Darktable_20_heading_20_3">
      <style:text-properties fo:font-style="normal" style:font-style-asian="normal" style:font-style-complex="normal"/>
    </style:style>
    <style:style style:name="P22" style:family="paragraph" style:parent-style-name="Darktable_20_heading_20_4">
      <style:text-properties fo:font-size="11pt"/>
    </style:style>
    <style:style style:name="P23" style:family="paragraph" style:parent-style-name="Darktable_20_text">
      <style:text-properties fo:font-weight="normal" style:font-weight-asian="normal" style:font-weight-complex="normal"/>
    </style:style>
    <style:style style:name="P24" style:family="paragraph" style:parent-style-name="Darktable_20_text">
      <style:text-properties fo:font-style="normal" fo:font-weight="normal" style:font-style-asian="normal" style:font-weight-asian="normal" style:font-style-complex="normal" style:font-weight-complex="normal"/>
    </style:style>
    <style:style style:name="P25" style:family="paragraph" style:parent-style-name="Darktable_20_text">
      <style:text-properties fo:font-style="normal" style:font-style-asian="normal" style:font-style-complex="normal"/>
    </style:style>
    <style:style style:name="P26" style:family="paragraph" style:parent-style-name="Darktable_20_text">
      <style:text-properties fo:font-size="11pt" fo:font-weight="normal" style:font-weight-asian="normal" style:font-weight-complex="normal"/>
    </style:style>
    <style:style style:name="P27" style:family="paragraph" style:parent-style-name="Darktable_20_text">
      <style:paragraph-properties fo:text-align="center" style:justify-single-word="false"/>
      <style:text-properties style:font-name="Courier New" fo:font-style="normal" style:font-style-asian="normal" style:font-style-complex="normal"/>
    </style:style>
    <style:style style:name="P28" style:family="paragraph" style:parent-style-name="Darktable_20_caption">
      <style:text-properties fo:font-size="8pt" style:font-size-asian="8pt" style:font-size-complex="8pt"/>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3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8pt" style:font-size-asian="8pt" style:font-size-complex="8pt"/>
    </style:style>
    <style:style style:name="T6" style:family="text">
      <style:text-properties fo:font-size="8pt" fo:font-style="italic" style:font-size-asian="8pt" style:font-style-asian="italic" style:font-name-complex="Lohit Devanagari1" style:font-size-complex="8pt" style:font-style-complex="italic"/>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1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3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background-color="transparent" style:background-transparency="100%" fo:padding="0mm" fo:border="none" style:shadow="none">
        <style:background-image/>
      </style:graphic-properties>
    </style:style>
    <style:style style:name="fr6"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office:automatic-styles>
  <office:body>
    <office:text text:use-soft-page-breaks="true">
      <text:tracked-changes>
        <text:changed-region xml:id="ct200151352" text:id="ct200151352">
          <text:deletion>
            <office:change-info>
              <dc:creator>Stefano Fornari</dc:creator>
              <dc:date>2011-06-11T14:42:00</dc:date>
            </office:change-info>
            <text:p text:style-name="Darktable_20_caption">, image taken from <text:a xlink:type="simple" xlink:href="http://en.wikipedia.org/wiki/Electromagnetic_spectrum">http://en.wikipedia.org/wiki/Electromagnetic_spectrum</text:a>, uploaded </text:p>
          </text:deletion>
        </text:changed-region>
        <text:changed-region xml:id="ct190062080" text:id="ct190062080">
          <text:insertion>
            <office:change-info>
              <dc:creator>Stefano Fornari</dc:creator>
              <dc:date>2011-06-11T14:42:00</dc:date>
            </office:change-info>
          </text:insertion>
        </text:changed-region>
        <text:changed-region xml:id="ct168967720" text:id="ct168967720">
          <text:insertion>
            <office:change-info>
              <dc:creator>Stefano Fornari</dc:creator>
              <dc:date>2011-06-11T14:43:00</dc:date>
            </office:change-info>
          </text:insertion>
        </text:changed-region>
        <text:changed-region xml:id="ct166145456" text:id="ct166145456">
          <text:format-change>
            <office:change-info>
              <dc:creator>Stefano Fornari</dc:creator>
              <dc:date>2011-06-11T14:43:00</dc:date>
            </office:change-info>
          </text:format-change>
        </text:changed-region>
        <text:changed-region xml:id="ct164386856" text:id="ct164386856">
          <text:deletion>
            <office:change-info>
              <dc:creator>Stefano Fornari</dc:creator>
              <dc:date>2011-06-11T14:42:00</dc:date>
            </office:change-info>
            <text:p text:style-name="P1">the user </text:p>
          </text:deletion>
        </text:changed-region>
        <text:changed-region xml:id="ct168746312" text:id="ct168746312">
          <text:format-change>
            <office:change-info>
              <dc:creator>Stefano Fornari</dc:creator>
              <dc:date>2011-06-11T14:43:00</dc:date>
            </office:change-info>
          </text:format-change>
        </text:changed-region>
        <text:changed-region xml:id="ct189003416" text:id="ct189003416">
          <text:insertion>
            <office:change-info>
              <dc:creator>Stefano Fornari</dc:creator>
              <dc:date>2011-06-11T14:43:00</dc:date>
            </office:change-info>
          </text:insertion>
        </text:changed-region>
        <text:changed-region xml:id="ct166758696" text:id="ct166758696">
          <text:deletion>
            <office:change-info>
              <dc:creator>Stefano Fornari</dc:creator>
              <dc:date>2011-06-11T14:47:00</dc:date>
            </office:change-info>
            <text:p text:style-name="Darktable_20_caption">, image taken from <text:a xlink:type="simple" xlink:href="http://en.wikipedia.org/wiki/Eye">http://en.wikipedia.org/wiki/Eye</text:a> , by user Rhcastilhos</text:p>
          </text:deletion>
        </text:changed-region>
        <text:changed-region xml:id="ct168658872" text:id="ct168658872">
          <text:deletion>
            <office:change-info>
              <dc:creator>Stefano Fornari</dc:creator>
              <dc:date>2011-06-11T14:59:00</dc:date>
            </office:change-info>
            <text:p text:style-name="P2">, image taken from http://en.wikipedia.org/wiki/Color_filter_array by</text:p>
          </text:deletion>
        </text:changed-region>
        <text:changed-region xml:id="ct168934616" text:id="ct168934616">
          <text:insertion>
            <office:change-info>
              <dc:creator>Stefano Fornari</dc:creator>
              <dc:date>2011-06-11T14:59:00</dc:date>
            </office:change-info>
          </text:insertion>
        </text:changed-region>
        <text:changed-region xml:id="ct200279880" text:id="ct200279880">
          <text:insertion>
            <office:change-info>
              <dc:creator>Stefano Fornari</dc:creator>
              <dc:date>2011-06-11T15:00:00</dc:date>
            </office:change-info>
          </text:insertion>
        </text:changed-region>
        <text:changed-region xml:id="ct166943272" text:id="ct166943272">
          <text:format-change>
            <office:change-info>
              <dc:creator>Stefano Fornari</dc:creator>
              <dc:date>2011-06-11T15:00:00</dc:date>
            </office:change-info>
          </text:format-change>
        </text:changed-region>
        <text:changed-region xml:id="ct167918592" text:id="ct167918592">
          <text:insertion>
            <office:change-info>
              <dc:creator>Stefano Fornari</dc:creator>
              <dc:date>2011-06-11T16:24:00</dc:date>
            </office:change-info>
          </text:insertion>
        </text:changed-region>
        <text:changed-region xml:id="ct189168336" text:id="ct189168336">
          <text:deletion>
            <office:change-info>
              <dc:creator>Stefano Fornari</dc:creator>
              <dc:date>2011-06-11T15:21:00</dc:date>
            </office:change-info>
            <text:p text:style-name="Darktable_20_caption">, see on the right panel the monochrome tab, which isn't activated yet</text:p>
          </text:deletion>
        </text:changed-region>
        <text:changed-region xml:id="ct182298856" text:id="ct182298856">
          <text:insertion>
            <office:change-info>
              <dc:creator>Stefano Fornari</dc:creator>
              <dc:date>2011-06-11T14:29:00</dc:date>
            </office:change-info>
          </text:insertion>
        </text:changed-region>
        <text:changed-region xml:id="ct168681560" text:id="ct168681560">
          <text:deletion>
            <office:change-info>
              <dc:creator>Stefano Fornari</dc:creator>
              <dc:date>2011-06-11T14:29:00</dc:date>
            </office:change-info>
            <text:p text:style-name="P3">n</text:p>
          </text:deletion>
        </text:changed-region>
        <text:changed-region xml:id="ct169095104" text:id="ct169095104">
          <text:insertion>
            <office:change-info>
              <dc:creator>Stefano Fornari</dc:creator>
              <dc:date>2011-06-11T14:29:00</dc:date>
            </office:change-info>
          </text:insertion>
        </text:changed-region>
        <text:changed-region xml:id="ct166157224" text:id="ct166157224">
          <text:deletion>
            <office:change-info>
              <dc:creator>Stefano Fornari</dc:creator>
              <dc:date>2011-06-11T14:31:00</dc:date>
            </office:change-info>
            <text:p text:style-name="P3">s</text:p>
          </text:deletion>
        </text:changed-region>
        <text:changed-region xml:id="ct170161360" text:id="ct170161360">
          <text:deletion>
            <office:change-info>
              <dc:creator>Stefano Fornari</dc:creator>
              <dc:date>2011-06-11T14:32:00</dc:date>
            </office:change-info>
            <text:p text:style-name="P3">For any reason, t</text:p>
          </text:deletion>
        </text:changed-region>
        <text:changed-region xml:id="ct170404536" text:id="ct170404536">
          <text:insertion>
            <office:change-info>
              <dc:creator>Stefano Fornari</dc:creator>
              <dc:date>2011-06-11T14:32:00</dc:date>
            </office:change-info>
          </text:insertion>
        </text:changed-region>
        <text:changed-region xml:id="ct186939976" text:id="ct186939976">
          <text:insertion>
            <office:change-info>
              <dc:creator>Stefano Fornari</dc:creator>
              <dc:date>2011-06-11T14:32:00</dc:date>
            </office:change-info>
          </text:insertion>
        </text:changed-region>
        <text:changed-region xml:id="ct179065584" text:id="ct179065584">
          <text:deletion>
            <office:change-info>
              <dc:creator>Stefano Fornari</dc:creator>
              <dc:date>2011-06-11T14:32:00</dc:date>
            </office:change-info>
            <text:p text:style-name="P3">do </text:p>
          </text:deletion>
        </text:changed-region>
        <text:changed-region xml:id="ct180727736" text:id="ct180727736">
          <text:deletion>
            <office:change-info>
              <dc:creator>Stefano Fornari</dc:creator>
              <dc:date>2011-06-11T14:32:00</dc:date>
            </office:change-info>
            <text:p text:style-name="P3">s</text:p>
          </text:deletion>
        </text:changed-region>
        <text:changed-region xml:id="ct167366384" text:id="ct167366384">
          <text:deletion>
            <office:change-info>
              <dc:creator>Stefano Fornari</dc:creator>
              <dc:date>2011-06-11T14:43:00</dc:date>
            </office:change-info>
            <text:p text:style-name="P4"/>
            <text:p text:style-name="P4"/>
            <text:p text:style-name="P4"/>
          </text:deletion>
        </text:changed-region>
        <text:changed-region xml:id="ct189025568" text:id="ct189025568">
          <text:insertion>
            <office:change-info>
              <dc:creator>Stefano Fornari</dc:creator>
              <dc:date>2011-06-11T14:44:00</dc:date>
            </office:change-info>
          </text:insertion>
        </text:changed-region>
        <text:changed-region xml:id="ct165714408" text:id="ct165714408">
          <text:insertion>
            <office:change-info>
              <dc:creator>Stefano Fornari</dc:creator>
              <dc:date>2011-06-11T14:52:00</dc:date>
            </office:change-info>
          </text:insertion>
        </text:changed-region>
        <text:changed-region xml:id="ct179204376" text:id="ct179204376">
          <text:insertion>
            <office:change-info>
              <dc:creator>Stefano Fornari</dc:creator>
              <dc:date>2011-06-11T14:53:00</dc:date>
            </office:change-info>
          </text:insertion>
        </text:changed-region>
        <text:changed-region xml:id="ct200141448" text:id="ct200141448">
          <text:deletion>
            <office:change-info>
              <dc:creator>Stefano Fornari</dc:creator>
              <dc:date>2011-06-11T14:51:00</dc:date>
            </office:change-info>
            <text:p text:style-name="P4"/>
            <text:p text:style-name="P4"/>
          </text:deletion>
        </text:changed-region>
        <text:changed-region xml:id="ct167200992" text:id="ct167200992">
          <text:deletion>
            <office:change-info>
              <dc:creator>Stefano Fornari</dc:creator>
              <dc:date>2011-06-11T14:53:00</dc:date>
            </office:change-info>
            <text:p text:style-name="P5">one</text:p>
          </text:deletion>
        </text:changed-region>
        <text:changed-region xml:id="ct196920128" text:id="ct196920128">
          <text:insertion>
            <office:change-info>
              <dc:creator>Stefano Fornari</dc:creator>
              <dc:date>2011-06-11T14:53:00</dc:date>
            </office:change-info>
          </text:insertion>
        </text:changed-region>
        <text:changed-region xml:id="ct168905656" text:id="ct168905656">
          <text:deletion>
            <office:change-info>
              <dc:creator>Stefano Fornari</dc:creator>
              <dc:date>2011-06-11T14:54:00</dc:date>
            </office:change-info>
            <text:p text:style-name="Darktable_20_heading_20_3"/>
            <text:p text:style-name="Darktable_20_heading_20_3"/>
          </text:deletion>
        </text:changed-region>
        <text:changed-region xml:id="ct189058512" text:id="ct189058512">
          <text:deletion>
            <office:change-info>
              <dc:creator>Stefano Fornari</dc:creator>
              <dc:date>2011-06-11T14:55:00</dc:date>
            </office:change-info>
            <text:p text:style-name="P4"><text:s/></text:p>
          </text:deletion>
        </text:changed-region>
        <text:changed-region xml:id="ct165714504" text:id="ct165714504">
          <text:deletion>
            <office:change-info>
              <dc:creator>Stefano Fornari</dc:creator>
              <dc:date>2011-06-11T14:55:00</dc:date>
            </office:change-info>
            <text:p text:style-name="P4">in</text:p>
          </text:deletion>
        </text:changed-region>
        <text:changed-region xml:id="ct189058368" text:id="ct189058368">
          <text:insertion>
            <office:change-info>
              <dc:creator>Stefano Fornari</dc:creator>
              <dc:date>2011-06-11T14:55:00</dc:date>
            </office:change-info>
          </text:insertion>
        </text:changed-region>
        <text:changed-region xml:id="ct181147648" text:id="ct181147648">
          <text:insertion>
            <office:change-info>
              <dc:creator>Stefano Fornari</dc:creator>
              <dc:date>2011-06-11T14:56:00</dc:date>
            </office:change-info>
          </text:insertion>
        </text:changed-region>
        <text:changed-region xml:id="ct170764744" text:id="ct170764744">
          <text:deletion>
            <office:change-info>
              <dc:creator>Stefano Fornari</dc:creator>
              <dc:date>2011-06-11T14:56:00</dc:date>
            </office:change-info>
            <text:p text:style-name="P4"><text:s/>there is another object,</text:p>
          </text:deletion>
        </text:changed-region>
        <text:changed-region xml:id="ct167263968" text:id="ct167263968">
          <text:deletion>
            <office:change-info>
              <dc:creator>Stefano Fornari</dc:creator>
              <dc:date>2011-06-11T14:57:00</dc:date>
            </office:change-info>
            <text:p text:style-name="Darktable_20_text"><text:span text:style-name="T2">, like the in </text:span><text:span text:style-name="T2"><text:sequence-ref text:reference-format="category-and-value" text:ref-name="refFigure3">Figure 4</text:sequence-ref></text:span></text:p>
          </text:deletion>
        </text:changed-region>
        <text:changed-region xml:id="ct167135176" text:id="ct167135176">
          <text:deletion>
            <office:change-info>
              <dc:creator>Stefano Fornari</dc:creator>
              <dc:date>2011-06-11T14:58:00</dc:date>
            </office:change-info>
            <text:p text:style-name="P6"><text:s/></text:p>
          </text:deletion>
        </text:changed-region>
        <text:changed-region xml:id="ct170758512" text:id="ct170758512">
          <text:insertion>
            <office:change-info>
              <dc:creator>Stefano Fornari</dc:creator>
              <dc:date>2011-06-11T14:57:00</dc:date>
            </office:change-info>
          </text:insertion>
        </text:changed-region>
        <text:changed-region xml:id="ct177656328" text:id="ct177656328">
          <text:deletion>
            <office:change-info>
              <dc:creator>Stefano Fornari</dc:creator>
              <dc:date>2011-06-11T14:58:00</dc:date>
            </office:change-info>
            <text:p text:style-name="P6"><text:s/></text:p>
          </text:deletion>
        </text:changed-region>
        <text:changed-region xml:id="ct181131912" text:id="ct181131912">
          <text:insertion>
            <office:change-info>
              <dc:creator>Stefano Fornari</dc:creator>
              <dc:date>2011-06-11T14:58:00</dc:date>
            </office:change-info>
          </text:insertion>
        </text:changed-region>
        <text:changed-region xml:id="ct167880888" text:id="ct167880888">
          <text:insertion>
            <office:change-info>
              <dc:creator>Stefano Fornari</dc:creator>
              <dc:date>2011-06-11T14:58:00</dc:date>
            </office:change-info>
          </text:insertion>
        </text:changed-region>
        <text:changed-region xml:id="ct167284664" text:id="ct167284664">
          <text:insertion>
            <office:change-info>
              <dc:creator>Stefano Fornari</dc:creator>
              <dc:date>2011-06-11T15:06:00</dc:date>
            </office:change-info>
          </text:insertion>
        </text:changed-region>
        <text:changed-region xml:id="ct189027896" text:id="ct189027896">
          <text:insertion>
            <office:change-info>
              <dc:creator>Stefano Fornari</dc:creator>
              <dc:date>2011-06-11T15:09:00</dc:date>
            </office:change-info>
          </text:insertion>
        </text:changed-region>
        <text:changed-region xml:id="ct167872968" text:id="ct167872968">
          <text:deletion>
            <office:change-info>
              <dc:creator>Stefano Fornari</dc:creator>
              <dc:date>2011-06-11T15:09:00</dc:date>
            </office:change-info>
            <text:p text:style-name="P4">So, why are we interested in color if this workflow is about black and white ?</text:p>
            <text:p text:style-name="P3">Because, as anticipated previously, </text:p>
          </text:deletion>
        </text:changed-region>
        <text:changed-region xml:id="ct190008640" text:id="ct190008640">
          <text:deletion>
            <office:change-info>
              <dc:creator>Stefano Fornari</dc:creator>
              <dc:date>2011-06-11T15:02:00</dc:date>
            </office:change-info>
            <text:p text:style-name="P4"/>
            <text:p text:style-name="P4"/>
          </text:deletion>
        </text:changed-region>
        <text:changed-region xml:id="ct196063592" text:id="ct196063592">
          <text:deletion>
            <office:change-info>
              <dc:creator>Stefano Fornari</dc:creator>
              <dc:date>2011-06-11T15:09:00</dc:date>
            </office:change-info>
            <text:p text:style-name="P4"/>
            <text:p text:style-name="P4"/>
          </text:deletion>
        </text:changed-region>
        <text:changed-region xml:id="ct200234872" text:id="ct200234872">
          <text:insertion>
            <office:change-info>
              <dc:creator>Stefano Fornari</dc:creator>
              <dc:date>2011-06-11T15:10:00</dc:date>
            </office:change-info>
          </text:insertion>
        </text:changed-region>
        <text:changed-region xml:id="ct177652856" text:id="ct177652856">
          <text:deletion>
            <office:change-info>
              <dc:creator>Stefano Fornari</dc:creator>
              <dc:date>2011-06-11T15:10:00</dc:date>
            </office:change-info>
            <text:p text:style-name="P3">every </text:p>
          </text:deletion>
        </text:changed-region>
        <text:changed-region xml:id="ct200237824" text:id="ct200237824">
          <text:insertion>
            <office:change-info>
              <dc:creator>Stefano Fornari</dc:creator>
              <dc:date>2011-06-11T15:10:00</dc:date>
            </office:change-info>
          </text:insertion>
        </text:changed-region>
        <text:changed-region xml:id="ct167834440" text:id="ct167834440">
          <text:insertion>
            <office:change-info>
              <dc:creator>Stefano Fornari</dc:creator>
              <dc:date>2011-06-11T15:10:00</dc:date>
            </office:change-info>
          </text:insertion>
        </text:changed-region>
        <text:changed-region xml:id="ct170176512" text:id="ct170176512">
          <text:deletion>
            <office:change-info>
              <dc:creator>Stefano Fornari</dc:creator>
              <dc:date>2011-06-11T15:10:00</dc:date>
            </office:change-info>
            <text:p text:style-name="P3">is shot </text:p>
          </text:deletion>
        </text:changed-region>
        <text:changed-region xml:id="ct167885256" text:id="ct167885256">
          <text:insertion>
            <office:change-info>
              <dc:creator>Stefano Fornari</dc:creator>
              <dc:date>2011-06-11T15:10:00</dc:date>
            </office:change-info>
          </text:insertion>
        </text:changed-region>
        <text:changed-region xml:id="ct167876200" text:id="ct167876200">
          <text:insertion>
            <office:change-info>
              <dc:creator>Stefano Fornari</dc:creator>
              <dc:date>2011-06-11T15:10:00</dc:date>
            </office:change-info>
          </text:insertion>
        </text:changed-region>
        <text:changed-region xml:id="ct183289344" text:id="ct183289344">
          <text:deletion>
            <office:change-info>
              <dc:creator>Stefano Fornari</dc:creator>
              <dc:date>2011-06-11T15:10:00</dc:date>
            </office:change-info>
            <text:p text:style-name="P3">, and then it is converted to black and white by various means. Let's do it with darktable !!</text:p>
          </text:deletion>
        </text:changed-region>
        <text:changed-region xml:id="ct181211400" text:id="ct181211400">
          <text:insertion>
            <office:change-info>
              <dc:creator>Stefano Fornari</dc:creator>
              <dc:date>2011-06-11T15:10:00</dc:date>
            </office:change-info>
          </text:insertion>
        </text:changed-region>
        <text:changed-region xml:id="ct169022872" text:id="ct169022872">
          <text:insertion>
            <office:change-info>
              <dc:creator>Stefano Fornari</dc:creator>
              <dc:date>2011-06-11T15:11:00</dc:date>
            </office:change-info>
          </text:insertion>
        </text:changed-region>
        <text:changed-region xml:id="ct168640608" text:id="ct168640608">
          <text:insertion>
            <office:change-info>
              <dc:creator>Stefano Fornari</dc:creator>
              <dc:date>2011-06-11T16:24:00</dc:date>
            </office:change-info>
          </text:insertion>
        </text:changed-region>
        <text:changed-region xml:id="ct170821736" text:id="ct170821736">
          <text:format-change>
            <office:change-info>
              <dc:creator>Stefano Fornari</dc:creator>
              <dc:date>2011-06-11T15:18:00</dc:date>
            </office:change-info>
          </text:format-change>
        </text:changed-region>
        <text:changed-region xml:id="ct166422016" text:id="ct166422016">
          <text:insertion>
            <office:change-info>
              <dc:creator>Stefano Fornari</dc:creator>
              <dc:date>2011-06-11T15:18:00</dc:date>
            </office:change-info>
          </text:insertion>
        </text:changed-region>
        <text:changed-region xml:id="ct198055696" text:id="ct198055696">
          <text:insertion>
            <office:change-info>
              <dc:creator>Stefano Fornari</dc:creator>
              <dc:date>2011-06-11T15:19:00</dc:date>
            </office:change-info>
          </text:insertion>
        </text:changed-region>
        <text:changed-region xml:id="ct181131520" text:id="ct181131520">
          <text:deletion>
            <office:change-info>
              <dc:creator>Stefano Fornari</dc:creator>
              <dc:date>2011-06-11T15:19:00</dc:date>
            </office:change-info>
            <text:p text:style-name="P7"/>
            <text:p text:style-name="P7"/>
          </text:deletion>
        </text:changed-region>
        <text:changed-region xml:id="ct181143984" text:id="ct181143984">
          <text:insertion>
            <office:change-info>
              <dc:creator>Stefano Fornari</dc:creator>
              <dc:date>2011-06-11T15:19:00</dc:date>
            </office:change-info>
          </text:insertion>
        </text:changed-region>
        <text:changed-region xml:id="ct167885352" text:id="ct167885352">
          <text:insertion>
            <office:change-info>
              <dc:creator>Stefano Fornari</dc:creator>
              <dc:date>2011-06-11T15:20:00</dc:date>
            </office:change-info>
          </text:insertion>
        </text:changed-region>
        <text:changed-region xml:id="ct198040960" text:id="ct198040960">
          <text:deletion>
            <office:change-info>
              <dc:creator>Stefano Fornari</dc:creator>
              <dc:date>2011-06-11T15:21:00</dc:date>
            </office:change-info>
            <text:p text:style-name="P3"/>
            <text:p text:style-name="P3"/>
          </text:deletion>
        </text:changed-region>
        <text:changed-region xml:id="ct167953208" text:id="ct167953208">
          <text:insertion>
            <office:change-info>
              <dc:creator>Stefano Fornari</dc:creator>
              <dc:date>2011-06-11T15:22:00</dc:date>
            </office:change-info>
          </text:insertion>
        </text:changed-region>
        <text:changed-region xml:id="ct167880984" text:id="ct167880984">
          <text:deletion>
            <office:change-info>
              <dc:creator>Stefano Fornari</dc:creator>
              <dc:date>2011-06-11T15:31:00</dc:date>
            </office:change-info>
            <text:p text:style-name="P8"/>
            <text:p text:style-name="P8"/>
          </text:deletion>
        </text:changed-region>
        <text:changed-region xml:id="ct167876296" text:id="ct167876296">
          <text:deletion>
            <office:change-info>
              <dc:creator>Stefano Fornari</dc:creator>
              <dc:date>2011-06-11T15:30:00</dc:date>
            </office:change-info>
            <text:p text:style-name="P3">Now, if you look at the right panel, you can see, under <text:span text:style-name="T3">Effect</text:span><text:span text:style-name="T4"> group, a panel called Monochrome.</text:span></text:p>
          </text:deletion>
        </text:changed-region>
        <text:changed-region xml:id="ct196355136" text:id="ct196355136">
          <text:insertion>
            <office:change-info>
              <dc:creator>Stefano Fornari</dc:creator>
              <dc:date>2011-06-11T15:31:00</dc:date>
            </office:change-info>
          </text:insertion>
        </text:changed-region>
        <text:changed-region xml:id="ct167725336" text:id="ct167725336">
          <text:deletion>
            <office:change-info>
              <dc:creator>Stefano Fornari</dc:creator>
              <dc:date>2011-06-11T15:39:00</dc:date>
            </office:change-info>
            <text:p text:style-name="Darktable_20_text"/>
            <text:p text:style-name="Darktable_20_text"/>
          </text:deletion>
        </text:changed-region>
        <text:changed-region xml:id="ct181335688" text:id="ct181335688">
          <text:deletion>
            <office:change-info>
              <dc:creator>Stefano Fornari</dc:creator>
              <dc:date>2011-06-11T15:39:00</dc:date>
            </office:change-info>
            <text:p text:style-name="P6"><text:s/>do</text:p>
          </text:deletion>
        </text:changed-region>
        <text:changed-region xml:id="ct168287776" text:id="ct168287776">
          <text:format-change>
            <office:change-info>
              <dc:creator>Stefano Fornari</dc:creator>
              <dc:date>2011-06-11T15:42:00</dc:date>
            </office:change-info>
          </text:format-change>
        </text:changed-region>
        <text:changed-region xml:id="ct197713984" text:id="ct197713984">
          <text:deletion>
            <office:change-info>
              <dc:creator>Stefano Fornari</dc:creator>
              <dc:date>2011-06-11T15:41:00</dc:date>
            </office:change-info>
            <text:p text:style-name="P9">. </text:p>
          </text:deletion>
        </text:changed-region>
        <text:changed-region xml:id="ct181140968" text:id="ct181140968">
          <text:insertion>
            <office:change-info>
              <dc:creator>Stefano Fornari</dc:creator>
              <dc:date>2011-06-11T15:43:00</dc:date>
            </office:change-info>
          </text:insertion>
        </text:changed-region>
        <text:changed-region xml:id="ct168679208" text:id="ct168679208">
          <text:insertion>
            <office:change-info>
              <dc:creator>Stefano Fornari</dc:creator>
              <dc:date>2011-06-11T15:58:00</dc:date>
            </office:change-info>
          </text:insertion>
        </text:changed-region>
        <text:changed-region xml:id="ct186480360" text:id="ct186480360">
          <text:deletion>
            <office:change-info>
              <dc:creator>Stefano Fornari</dc:creator>
              <dc:date>2011-06-11T16:00:00</dc:date>
            </office:change-info>
            <text:p text:style-name="P10">panel</text:p>
          </text:deletion>
        </text:changed-region>
        <text:changed-region xml:id="ct168288032" text:id="ct168288032">
          <text:insertion>
            <office:change-info>
              <dc:creator>Stefano Fornari</dc:creator>
              <dc:date>2011-06-11T16:00:00</dc:date>
            </office:change-info>
          </text:insertion>
        </text:changed-region>
        <text:changed-region xml:id="ct168055920" text:id="ct168055920">
          <text:deletion>
            <office:change-info>
              <dc:creator>Stefano Fornari</dc:creator>
              <dc:date>2011-06-11T16:00:00</dc:date>
            </office:change-info>
            <text:p text:style-name="P10">the </text:p>
          </text:deletion>
        </text:changed-region>
        <text:changed-region xml:id="ct197719184" text:id="ct197719184">
          <text:deletion>
            <office:change-info>
              <dc:creator>Stefano Fornari</dc:creator>
              <dc:date>2011-06-11T16:00:00</dc:date>
            </office:change-info>
            <text:p text:style-name="Darktable_20_text"><text:span text:style-name="T4">like in </text:span><text:span text:style-name="T4"><text:sequence-ref text:reference-format="category-and-value" text:ref-name="refFigure4">Figure 5</text:sequence-ref></text:span></text:p>
          </text:deletion>
        </text:changed-region>
        <text:changed-region xml:id="ct200280408" text:id="ct200280408">
          <text:insertion>
            <office:change-info>
              <dc:creator>Stefano Fornari</dc:creator>
              <dc:date>2011-06-11T16:00:00</dc:date>
            </office:change-info>
          </text:insertion>
        </text:changed-region>
        <text:changed-region xml:id="ct168608928" text:id="ct168608928">
          <text:deletion>
            <office:change-info>
              <dc:creator>Stefano Fornari</dc:creator>
              <dc:date>2011-06-11T16:00:00</dc:date>
            </office:change-info>
            <text:p text:style-name="P10">,</text:p>
          </text:deletion>
        </text:changed-region>
        <text:changed-region xml:id="ct168609024" text:id="ct168609024">
          <text:deletion>
            <office:change-info>
              <dc:creator>Stefano Fornari</dc:creator>
              <dc:date>2011-06-11T16:00:00</dc:date>
            </office:change-info>
            <text:p text:style-name="P10"><text:s/></text:p>
          </text:deletion>
        </text:changed-region>
        <text:changed-region xml:id="ct181107752" text:id="ct181107752">
          <text:insertion>
            <office:change-info>
              <dc:creator>Stefano Fornari</dc:creator>
              <dc:date>2011-06-11T16:00:00</dc:date>
            </office:change-info>
          </text:insertion>
        </text:changed-region>
        <text:changed-region xml:id="ct181107848" text:id="ct181107848">
          <text:deletion>
            <office:change-info>
              <dc:creator>Stefano Fornari</dc:creator>
              <dc:date>2011-06-11T16:00:00</dc:date>
            </office:change-info>
            <text:p text:style-name="P10">and </text:p>
          </text:deletion>
        </text:changed-region>
        <text:changed-region xml:id="ct168900640" text:id="ct168900640">
          <text:insertion>
            <office:change-info>
              <dc:creator>Stefano Fornari</dc:creator>
              <dc:date>2011-06-11T16:16:00</dc:date>
            </office:change-info>
          </text:insertion>
        </text:changed-region>
        <text:changed-region xml:id="ct168284808" text:id="ct168284808">
          <text:deletion>
            <office:change-info>
              <dc:creator>Stefano Fornari</dc:creator>
              <dc:date>2011-06-11T16:16:00</dc:date>
            </office:change-info>
            <text:p text:style-name="P10">one</text:p>
          </text:deletion>
        </text:changed-region>
        <text:changed-region xml:id="ct177655752" text:id="ct177655752">
          <text:insertion>
            <office:change-info>
              <dc:creator>Stefano Fornari</dc:creator>
              <dc:date>2011-06-11T16:16:00</dc:date>
            </office:change-info>
          </text:insertion>
        </text:changed-region>
        <text:changed-region xml:id="ct168355432" text:id="ct168355432">
          <text:insertion>
            <office:change-info>
              <dc:creator>Stefano Fornari</dc:creator>
              <dc:date>2011-06-11T16:17:00</dc:date>
            </office:change-info>
          </text:insertion>
        </text:changed-region>
        <text:changed-region xml:id="ct167552512" text:id="ct167552512">
          <text:insertion>
            <office:change-info>
              <dc:creator>Stefano Fornari</dc:creator>
              <dc:date>2011-06-11T16:20:00</dc:date>
            </office:change-info>
          </text:insertion>
        </text:changed-region>
        <text:changed-region xml:id="ct188998136" text:id="ct188998136">
          <text:deletion>
            <office:change-info>
              <dc:creator>Stefano Fornari</dc:creator>
              <dc:date>2011-06-11T16:20:00</dc:date>
            </office:change-info>
            <text:p text:style-name="P10">If a </text:p>
          </text:deletion>
        </text:changed-region>
        <text:changed-region xml:id="ct167080992" text:id="ct167080992">
          <text:insertion>
            <office:change-info>
              <dc:creator>Stefano Fornari</dc:creator>
              <dc:date>2011-06-11T16:20:00</dc:date>
            </office:change-info>
          </text:insertion>
        </text:changed-region>
        <text:changed-region xml:id="ct199628056" text:id="ct199628056">
          <text:deletion>
            <office:change-info>
              <dc:creator>Stefano Fornari</dc:creator>
              <dc:date>2011-06-11T16:21:00</dc:date>
            </office:change-info>
            <text:p text:style-name="P10"><text:s/>is the result desired</text:p>
          </text:deletion>
        </text:changed-region>
        <text:changed-region xml:id="ct170395984" text:id="ct170395984">
          <text:deletion>
            <office:change-info>
              <dc:creator>Stefano Fornari</dc:creator>
              <dc:date>2011-06-11T16:21:00</dc:date>
            </office:change-info>
            <text:p text:style-name="P10">probably </text:p>
          </text:deletion>
        </text:changed-region>
        <text:changed-region xml:id="ct168715872" text:id="ct168715872">
          <text:deletion>
            <office:change-info>
              <dc:creator>Stefano Fornari</dc:creator>
              <dc:date>2011-06-11T16:21:00</dc:date>
            </office:change-info>
            <text:p text:style-name="P11"/>
            <text:p text:style-name="P11"/>
          </text:deletion>
        </text:changed-region>
        <text:changed-region xml:id="ct168470792" text:id="ct168470792">
          <text:deletion>
            <office:change-info>
              <dc:creator>Stefano Fornari</dc:creator>
              <dc:date>2011-06-11T16:21:00</dc:date>
            </office:change-info>
            <text:p text:style-name="P10"/>
            <text:p text:style-name="P11"/>
          </text:deletion>
        </text:changed-region>
        <text:changed-region xml:id="ct168053752" text:id="ct168053752">
          <text:insertion>
            <office:change-info>
              <dc:creator>Stefano Fornari</dc:creator>
              <dc:date>2011-06-11T16: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P3">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text:change-start text:change-id="ct182298856"/>n<text:change-end text:change-id="ct182298856"/> are shot in color but most, if not all, cameras allow the user to convert the image to black and white or sepia tone by enabling an option i<text:change text:change-id="ct168681560"/><text:change-start text:change-id="ct169095104"/>n<text:change-end text:change-id="ct169095104"/> a menu. <text:s/></text:p>
      <table:table table:name="Table4" table:style-name="Table4">
        <table:table-column table:style-name="Table4.A"/>
        <table:table-column table:style-name="Table4.B"/>
        <table:table-row>
          <table:table-cell table:style-name="Table4.A1" office:value-type="string">
            <text:p text:style-name="P19"><draw:frame draw:style-name="fr7"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P3">Capturing black and white photos force a different point of view for photographers, because human beings see in color and the world is full of color, but a black and white image<text:change text:change-id="ct166157224"/> is only defined by contrast among lights and shadows.</text:p>
      <text:p text:style-name="P3">Why someone may want to shoot in black and white ? The answer is multi-faceted : for example, to concentrate on shapes and discard what is considered “unuseful” information (like color) or to underline the force of shadows and light for a particular composition. <text:change text:change-id="ct170161360"/><text:change-start text:change-id="ct170404536"/>T<text:change-end text:change-id="ct170404536"/>his workflow explain<text:change-start text:change-id="ct186939976"/>s<text:change-end text:change-id="ct186939976"/> how to <text:change text:change-id="ct179065584"/>convert an image to black and white (B/W from now<text:change text:change-id="ct180727736"/> on) with darktable. But before delving into the darktable interface a bit of color theory is needed.</text:p>
      <text:p text:style-name="Darktable_20_heading_20_3">Perception of color by human eye</text:p>
      <text:p text:style-name="P4">The light is part of the electromagnetic spectrum visible by the human eye. This part is only a fraction of the entire spectrum, as shown in <text:sequence-ref text:reference-format="category-and-value" text:ref-name="refFigure0">Figure 1</text:sequence-ref>. </text:p>
      <text:p text:style-name="P4"/>
      <text:p text:style-name="P4"><draw:frame draw:style-name="fr1" draw:name="Frame1" text:anchor-type="paragraph" svg:width="170mm" draw:z-index="3"><draw:text-box fo:min-height="100.81mm"><text:p text:style-name="Darktable_20_caption"><draw:frame draw:style-name="fr8" draw:name="graphics1" text:anchor-type="paragraph" svg:width="170mm" svg:height="100.81mm" draw:z-index="4"><draw:image xlink:href="../images/1000px-EM_Spectrum_Properties_edit.svg.png" xlink:type="simple" xlink:show="embed" xlink:actuate="onLoad"/></draw:frame>Figure <text:sequence text:ref-name="refFigure0" text:name="Figure" text:formula="ooow:Figure+1" style:num-format="1">1</text:sequence>: The electromagnetic spectrum<text:change text:change-id="ct200151352"/><text:change-start text:change-id="ct190062080"/> <text:span text:style-name="T5">(from Wikimedia</text:span><text:change-end text:change-id="ct190062080"/><text:change-start text:change-id="ct168967720"/><text:span text:style-name="T5"> Commons, </text:span><text:change-end text:change-id="ct168967720"/><text:change-start text:change-id="ct166145456"/><text:span text:style-name="T5">by </text:span><text:change-end text:change-id="ct166145456"/><text:change text:change-id="ct164386856"/><text:change-start text:change-id="ct168746312"/><text:span text:style-name="T5">Inductiveload</text:span><text:change-end text:change-id="ct168746312"/><text:change-start text:change-id="ct189003416"/><text:span text:style-name="T5">)</text:span><text:change-end text:change-id="ct189003416"/></text:p></draw:text-box></draw:frame><text:change text:change-id="ct167366384"/><text:soft-page-break/>In particular<text:change-start text:change-id="ct189025568"/>,<text:change-end text:change-id="ct189025568"/> the human eye<text:change-start text:change-id="ct165714408"/>, illustrated in <text:change-end text:change-id="ct165714408"/><text:change-start text:change-id="ct179204376"/><text:sequence-ref text:reference-format="category-and-value" text:ref-name="refFigure1">Figure 2</text:sequence-ref>,<text:change-end text:change-id="ct179204376"/>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change text:change-id="ct200141448"/><text:span text:style-name="T7">Usually the ratio of rods over cones is 20:1 (</text:span>4.5 million cone cells and 90 millio<text:span text:style-name="T10">n rod cells</text:span>).</text:p>
      <text:p text:style-name="P5"><draw:frame draw:style-name="fr2" draw:name="Frame2" text:anchor-type="paragraph" svg:x="35.98mm" svg:y="3.79mm" svg:width="86.4mm" draw:z-index="5"><draw:text-box fo:min-height="92.66mm"><text:p text:style-name="Darktable_20_caption"><draw:frame draw:style-name="fr8" draw:name="graphics2" text:anchor-type="paragraph" svg:width="86.4mm" svg:height="87.77mm" draw:z-index="6"><draw:image xlink:href="../images/1000px-Schematic_diagram_of_the_human_eye_en.svg.png" xlink:type="simple" xlink:show="embed" xlink:actuate="onLoad"/></draw:frame>Figure <text:sequence text:ref-name="refFigure1" text:name="Figure" text:formula="ooow:Figure+1" style:num-format="1">2</text:sequence>: The human eye<text:change text:change-id="ct166758696"/></text:p></draw:text-box></draw:frame>However, even if the cones are less sensitive to light than rods, they allow the eye to be sensitive to color, in particular there are three different types of cones in the retina and each <text:change text:change-id="ct167200992"/><text:change-start text:change-id="ct196920128"/>type<text:change-end text:change-id="ct196920128"/> is sensible to a different part of the visible spectrum : The three types of cones are L, M, and S, which have pigments that respond best to <text:soft-page-break/>light of long (especially 560 nm), medium (530 nm), and short (420 nm) wavelengths respectively, as shown in <text:sequence-ref text:reference-format="category-and-value" text:ref-name="refFigure2">Figure 3</text:sequence-ref>.</text:p>
      <text:p text:style-name="Darktable_20_heading_20_3"><draw:frame draw:style-name="fr3" draw:name="Frame3" text:anchor-type="paragraph" svg:width="132.29mm" draw:z-index="7"><draw:text-box fo:min-height="81.88mm"><text:p text:style-name="P20"><draw:frame draw:style-name="fr9" draw:name="graphics3" text:anchor-type="paragraph" svg:width="101.39mm" svg:height="76.68mm" draw:z-index="8"><draw:image xlink:href="../images/Cones_SMJ2_E.svg" xlink:type="simple" xlink:show="embed" xlink:actuate="onLoad"/></draw:frame>Figure <text:sequence text:ref-name="refFigure2" text:name="Figure" text:formula="ooow:Figure+1" style:num-format="1">3</text:sequence>: S, M and L cones response to different wavelenght stimulus</text:p></draw:text-box></draw:frame><text:change text:change-id="ct168905656"/>Sensors, filters and colors</text:p>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text:change text:change-id="ct189058512"/>. A ray of light hits the lens, which focuses it to a part of the sensor. The energy of the ray is converted <text:change text:change-id="ct165714504"/><text:change-start text:change-id="ct189058368"/>to<text:change-end text:change-id="ct189058368"/> an electronic signal, which in turn is converted to a color value to be stored in a file in the memory card of the camera.</text:p>
      <text:p text:style-name="Darktable_20_text"><text:span text:style-name="T7">However, in most digital camera, </text:span><text:change-start text:change-id="ct181147648"/><text:span text:style-name="T7">there is another object </text:span><text:change-end text:change-id="ct181147648"/><text:span text:style-name="T7">placed between the sensor and the lens,</text:span><text:change text:change-id="ct170764744"/><text:span text:style-name="T7"> called </text:span><text:span text:style-name="T12">color filter array (CFA)</text:span><text:span text:style-name="T2">, that is used to capture the color information</text:span><text:change text:change-id="ct167263968"/><text:span text:style-name="T2">. The CFA is a grid of microfilters</text:span><text:change text:change-id="ct167135176"/><text:change-start text:change-id="ct170758512"/><text:span text:style-name="T2"> </text:span><text:change-end text:change-id="ct170758512"/><text:span text:style-name="T2">that filter</text:span><text:change text:change-id="ct177656328"/><text:change-start text:change-id="ct181131912"/><text:span text:style-name="T2">s </text:span><text:change-end text:change-id="ct181131912"/><text:span text:style-name="T2">the light </text:span><text:span text:style-name="T4">by its wavelength range. One of the most used filter is the </text:span><text:span text:style-name="T3">Bayer filter</text:span><text:change-start text:change-id="ct167880888"/><text:span text:style-name="T3"> </text:span><text:span text:style-name="T2">(</text:span><text:span text:style-name="T2"><text:sequence-ref text:reference-format="category-and-value" text:ref-name="refFigure3">Figure 4</text:sequence-ref></text:span><text:span text:style-name="T2">)</text:span><text:change-end text:change-id="ct167880888"/><text:span text:style-name="T4">, which has a pattern composed of 50% green, 25% red and 25% blue, because the human eye is more sensitive to green.</text:span></text:p>
      <text:p text:style-name="P11"><draw:frame draw:style-name="fr4" draw:name="Frame4" text:anchor-type="paragraph" svg:x="12.79mm" svg:y="1.94mm" svg:width="144.43mm" draw:z-index="1"><draw:text-box fo:min-height="92.13mm"><text:p text:style-name="P2"><draw:frame draw:style-name="fr10" draw:name="graphics4" text:anchor-type="paragraph" svg:y="0.02mm" svg:width="132.87mm" style:rel-width="92%" svg:height="85.99mm" style:rel-height="scale" draw:z-index="2"><draw:image xlink:href="../images/500px-Bayer_pattern_on_sensor.svg.png" xlink:type="simple" xlink:show="embed" xlink:actuate="onLoad"/></draw:frame>Figure <text:sequence text:ref-name="refFigure3" text:name="Figure" text:formula="ooow:Figure+1" style:num-format="1">4</text:sequence>: Bayer filter over a sensor<text:change text:change-id="ct168658872"/><text:change-start text:change-id="ct168934616"/> <text:span text:style-name="T5">(from Wikimedia Commons,</text:span><text:change-end text:change-id="ct168934616"/><text:span text:style-name="T5"> </text:span><text:change-start text:change-id="ct200279880"/><text:span text:style-name="T5">by </text:span><text:change-end text:change-id="ct200279880"/><text:span text:style-name="T5">Colin </text:span><text:change-start text:change-id="ct166943272"/><text:span text:style-name="T6">M.L. Burnett</text:span><text:change-end text:change-id="ct166943272"/><text:change-start text:change-id="ct167918592"/><text:span text:style-name="T6">)</text:span><text:change-end text:change-id="ct167918592"/></text:p></draw:text-box></draw:frame></text:p>
      <text:p text:style-name="Darktable_20_heading_20_3"><text:soft-page-break/>Conversion to Black and White and sepia tone<text:change-start text:change-id="ct167284664"/></text:p>
      <text:p text:style-name="Darktable_20_text">It was importat to introduce <text:change-end text:change-id="ct167284664"/><text:change-start text:change-id="ct189027896"/>some basic information about colors even in this section about black and white because, as mentioned<text:change-end text:change-id="ct189027896"/><text:change text:change-id="ct167872968"/><text:change text:change-id="ct190008640"/><text:change text:change-id="ct196063592"/><text:change-start text:change-id="ct200234872"/><text:span text:style-name="T7">, </text:span><text:change-end text:change-id="ct200234872"/><text:change text:change-id="ct177652856"/><text:change-start text:change-id="ct200237824"/><text:span text:style-name="T7">all </text:span><text:change-end text:change-id="ct200237824"/><text:span text:style-name="T7">image</text:span><text:change-start text:change-id="ct167834440"/><text:span text:style-name="T7">s</text:span><text:change-end text:change-id="ct167834440"/><text:span text:style-name="T7"> </text:span><text:change text:change-id="ct170176512"/><text:change-start text:change-id="ct167885256"/><text:span text:style-name="T7">are capture </text:span><text:change-end text:change-id="ct167885256"/><text:span text:style-name="T7">in color</text:span><text:change-start text:change-id="ct167876200"/><text:span text:style-name="T7"> by the camera sensor</text:span><text:change-end text:change-id="ct167876200"/><text:span text:style-name="T7">, due to the filter posed between the lens and the sensor</text:span><text:change text:change-id="ct183289344"/><text:change-start text:change-id="ct181211400"/><text:span text:style-name="T7">. The RAW image, therefore, contains </text:span><text:change-end text:change-id="ct181211400"/><text:change-start text:change-id="ct169022872"/><text:span text:style-name="T7">also color information and the conversion to black and white tones shall be done during image development.</text:span><text:change-end text:change-id="ct169022872"/><text:change-start text:change-id="ct168640608"/><text:span text:style-name="T7"><office:annotation><dc:creator>Stefano Fornari</dc:creator><dc:date>2011-06-11T16:24:53</dc:date><text:p text:style-name="P32"><text:span text:style-name="T14">Would it be possible to try to describe what a “good” black and white is? Do we have any example of good and bad bw? </text:span></text:p><text:p text:style-name="P32"><text:span text:style-name="T14">One thing I personally miss is the strategy to make a good BW (see also my note at the end of the chapter)</text:span></text:p></office:annotation></text:span><text:change-end text:change-id="ct168640608"/></text:p>
      <text:p text:style-name="P22"><text:change-start text:change-id="ct170821736"/>Using monochrome plugin<text:change-end text:change-id="ct170821736"/><text:change-start text:change-id="ct166422016"/></text:p>
      <text:p text:style-name="Darktable_20_text"><text:span text:style-name="T10">The first </text:span><text:change-end text:change-id="ct166422016"/><text:change-start text:change-id="ct198055696"/><text:span text:style-name="T10">and most important darktable plugin to convert an image to black and white is the monochrome plugin. </text:span><text:change-end text:change-id="ct198055696"/><text:change text:change-id="ct181131520"/><text:span text:style-name="T7">Open the file Lamps.CR2</text:span><text:change-start text:change-id="ct181143984"/><text:span text:style-name="T7">, </text:span><text:change-end text:change-id="ct181143984"/><text:change-start text:change-id="ct167885352"/><text:span text:style-name="T7">darktable shows the image as illustrated in </text:span><text:span text:style-name="T7"><text:sequence-ref text:reference-format="category-and-value" text:ref-name="refFigure4">Figure 5</text:sequence-ref></text:span><text:span text:style-name="T7">.</text:span><text:change-end text:change-id="ct167885352"/></text:p>
      <text:p text:style-name="P3"><draw:frame draw:style-name="fr3" draw:name="Frame5" text:anchor-type="paragraph" svg:width="170mm" draw:z-index="9"><draw:text-box fo:min-height="101.99mm"><text:p text:style-name="Darktable_20_caption"><draw:frame draw:style-name="fr11" draw:name="graphics5" text:anchor-type="paragraph" svg:x="0.04mm" svg:y="0.02mm" svg:width="170mm" style:rel-width="100%" svg:height="101.99mm" style:rel-height="scale" draw:z-index="10"><draw:image xlink:href="../images/ui_open_lamps.png" xlink:type="simple" xlink:show="embed" xlink:actuate="onLoad"/></draw:frame>Figure <text:sequence text:ref-name="refFigure4" text:name="Figure" text:formula="ooow:Figure+1" style:num-format="1">5</text:sequence>: Darkroom with Lamps.CR2 opened<text:change text:change-id="ct189168336"/></text:p></draw:text-box></draw:frame><text:change text:change-id="ct198040960"/><text:change-start text:change-id="ct167953208"/>Note on the right panel the monochrome plugin (in the <text:span text:style-name="T3">Effect</text:span><text:span text:style-name="T4"> group) </text:span>expanded but not activated yet.<text:change-end text:change-id="ct167953208"/><text:change text:change-id="ct167880984"/><text:change text:change-id="ct167876296"/><text:change-start text:change-id="ct196355136"/> <text:change-end text:change-id="ct196355136"/><text:span text:style-name="T4">Activate it by clicking on the symbol on its top left bar, the image will convert to black and white.</text:span></text:p>
      <text:p text:style-name="Darktable_20_text"><draw:frame draw:style-name="fr5" draw:name="Frame6" text:anchor-type="paragraph" svg:width="170mm" draw:z-index="11"><draw:text-box fo:min-height="101.99mm"><text:p text:style-name="Darktable_20_caption"><draw:frame draw:style-name="fr12" draw:name="graphics6" text:anchor-type="paragraph" svg:x="0.04mm" svg:y="0.02mm" svg:width="170mm" style:rel-width="100%" svg:height="101.99mm" style:rel-height="scale" draw:z-index="12"><draw:image xlink:href="../images/ui_open_lamps_bw_default.png" xlink:type="simple" xlink:show="embed" xlink:actuate="onLoad"/></draw:frame>Figure <text:sequence text:ref-name="refFigure5" text:name="Figure" text:formula="ooow:Figure+1" style:num-format="1">6</text:sequence>: Image with monochrome plugin activated</text:p></draw:text-box></draw:frame><text:change text:change-id="ct167725336"/><text:soft-page-break/>The naïve way to<text:change text:change-id="ct181335688"/> convert a color image to a grayscale one is performed by applying the formula :</text:p>
      <text:p text:style-name="P16"><text:change-start text:change-id="ct168287776"/><text:span text:style-name="T2">Grayscale pixel = </text:span><text:span text:style-name="T4">30%Red, 59%Green, 11%Blue of the original pixel</text:span><text:change-end text:change-id="ct168287776"/><text:change text:change-id="ct197713984"/></text:p>
      <text:p text:style-name="Darktable_20_text"><text:span text:style-name="T2">Usually it is possible to convert an image to black and white in different ways, because a </text:span><text:span text:style-name="T4">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change-start text:change-id="ct181140968"/><office:annotation><dc:creator>Stefano Fornari</dc:creator><dc:date>2011-06-11T15:43:51</dc:date><text:p text:style-name="P31"><text:span text:style-name="T13">Can you please explain this better? What happens of the tones inside the circle and what of the ones outside it?</text:span></text:p><text:p text:style-name="P31"><text:span text:style-name="T13">Can you also explain more in details the effect of moving the circle around the color space?</text:span></text:p></office:annotation><text:change-end text:change-id="ct181140968"/></text:p>
      <text:p text:style-name="P21">Using the saturation</text:p>
      <text:p text:style-name="Darktable_20_text"><text:span text:style-name="T4">Another way to convert to black and white or to sepia</text:span><text:change-start text:change-id="ct168679208"/><text:span text:style-name="T4"><office:annotation><dc:creator>Stefano Fornari</dc:creator><dc:date>2011-06-11T15:58:46</dc:date><text:p text:style-name="P31"><text:span text:style-name="T13">Could we add a section on sepia tone coloring? I understand it cannot be done with the monochrome plugin, right? Can the plit tone plugin be used?</text:span></text:p></office:annotation></text:span><text:change-end text:change-id="ct168679208"/><text:span text:style-name="T4"> tone is to lower the saturation by using the </text:span><text:span text:style-name="T3">Color zones</text:span><text:span text:style-name="T4"> </text:span><text:change text:change-id="ct186480360"/><text:change-start text:change-id="ct168288032"/><text:span text:style-name="T4">plugin</text:span><text:change-end text:change-id="ct168288032"/><text:span text:style-name="T4"> under the </text:span><text:span text:style-name="T3">Color </text:span><text:span text:style-name="T4">group.</text:span></text:p>
      <text:p text:style-name="Darktable_20_text"><text:span text:style-name="T4">Open </text:span><text:change text:change-id="ct168055920"/><text:span text:style-name="T4">Lamps.CR2 </text:span><text:change text:change-id="ct197719184"/><text:change-start text:change-id="ct200280408"/><text:span text:style-name="T4">as before and</text:span><text:change-end text:change-id="ct200280408"/><text:change text:change-id="ct168608928"/><text:span text:style-name="T4"> click on the Color group</text:span><text:change text:change-id="ct168609024"/><text:change-start text:change-id="ct181107752"/><text:span text:style-name="T4">; </text:span><text:change-end text:change-id="ct181107752"/><text:change text:change-id="ct181107848"/><text:span text:style-name="T4">select the Saturation tab under the Color zones plugin, as in </text:span><text:span text:style-name="T4"><text:sequence-ref text:reference-format="category-and-value" text:ref-name="refFigure6">Figure 7</text:sequence-ref></text:span><text:span text:style-name="T4">. </text:span></text:p>
      <text:p text:style-name="Darktable_20_text"><draw:frame draw:style-name="fr6" draw:name="Frame7" text:anchor-type="paragraph" svg:x="0.04mm" svg:y="0.25mm" svg:width="170mm" draw:z-index="13"><draw:text-box fo:min-height="101.99mm"><text:p text:style-name="Darktable_20_caption"><draw:frame draw:style-name="fr11" draw:name="graphics7" text:anchor-type="paragraph" svg:x="0.04mm" svg:y="0.02mm" svg:width="170mm" style:rel-width="100%" svg:height="101.99mm" style:rel-height="scale" draw:z-index="14"><draw:image xlink:href="../images/ui_open_lamps_colorzones_default.png" xlink:type="simple" xlink:show="embed" xlink:actuate="onLoad"/></draw:frame>Figure <text:sequence text:ref-name="refFigure6" text:name="Figure" text:formula="ooow:Figure+1" style:num-format="1">7</text:sequence>: Lamps image, on the right the color zones panel with the saturation tab open</text:p></draw:text-box></draw:frame><draw:frame draw:style-name="fr6" draw:name="Frame8" text:anchor-type="paragraph" svg:x="0mm" svg:y="133.49mm" svg:width="170mm" draw:z-index="15"><draw:text-box fo:min-height="101.99mm"><text:p text:style-name="Darktable_20_caption"><draw:frame draw:style-name="fr11" draw:name="graphics8" text:anchor-type="paragraph" svg:x="0.04mm" svg:y="0.02mm" svg:width="170mm" style:rel-width="100%" svg:height="101.99mm" style:rel-height="scale" draw:z-index="16"><draw:image xlink:href="../images/ui_open_lamps_colorzones_dragdown.png" xlink:type="simple" xlink:show="embed" xlink:actuate="onLoad"/></draw:frame>Figure <text:sequence text:ref-name="refFigure7" text:name="Figure" text:formula="ooow:Figure+1" style:num-format="1">8</text:sequence>: Image converted to sepia tone by lowering the saturation</text:p></draw:text-box></draw:frame><text:soft-page-break/><text:span text:style-name="T4">Now pick with the left mouse the dots in the middle of the frame and drag them to the bottom. You can change the influence of each dots with the scroll button of the mouse. The result should be something like </text:span><text:span text:style-name="T4"><text:sequence-ref text:reference-format="category-and-value" text:ref-name="refFigure7">Figure 8</text:sequence-ref></text:span><text:span text:style-name="T4">. The advantage of this method over the </text:span><text:change-start text:change-id="ct168900640"/><text:span text:style-name="T4">use of the </text:span><text:change-end text:change-id="ct168900640"/><text:span text:style-name="T4">monochrome </text:span><text:change text:change-id="ct168284808"/><text:change-start text:change-id="ct177655752"/><text:span text:style-name="T4">plugin</text:span><text:change-end text:change-id="ct177655752"/><text:span text:style-name="T4"> is that it is possible to choose to desaturate only some colors in the image.</text:span></text:p>
      <text:p text:style-name="P10"><text:change-start text:change-id="ct168355432"/>On the opposite side, with this<text:change-end text:change-id="ct168355432"/><text:change-start text:change-id="ct167552512"/> plugin it is more difficult to create an homogeneous and natural effect, therefore for most<text:change-end text:change-id="ct167552512"/> <text:change text:change-id="ct188998136"/>conversion<text:change-start text:change-id="ct167080992"/>s<text:change-end text:change-id="ct167080992"/> to black and white<text:change text:change-id="ct199628056"/>, <text:change text:change-id="ct170395984"/>the monochrome plugin does a better job.<text:change text:change-id="ct168715872"/><text:change text:change-id="ct168470792"/><text:change-start text:change-id="ct168053752"/><office:annotation><dc:creator>Stefano Fornari</dc:creator><dc:date>2011-06-11T16:26:48</dc:date><text:p text:style-name="P32"><text:span text:style-name="T14">In addition to these two plugins, is there any other adjustment that should usually be done with other plugins after the conversion?</text:span></text:p></office:annotation><text:change-end text:change-id="ct1680537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style:use-window-font-color="true"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13H22M45S</meta:editing-duration>
    <meta:editing-cycles>31</meta:editing-cycles>
    <meta:generator>LibreOffice/3.3$Linux LibreOffice_project/330m19$Build-202</meta:generator>
    <meta:initial-creator>Nicholas </meta:initial-creator>
    <dc:date>2011-06-11T16:28:15</dc:date>
    <dc:creator>Stefano Fornari</dc:creator>
    <meta:document-statistic meta:table-count="1" meta:image-count="9" meta:object-count="0" meta:page-count="6" meta:paragraph-count="75" meta:word-count="1421" meta:character-count="7985"/>
  </office:meta>
</office:document-meta>
</file>